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office:font-face-decls>
  <office:automatic-styles>
    <style:style style:name="Table1" style:family="table">
      <style:table-properties style:width="6.3715in" fo:margin-left="0.2806in" table:align="left"/>
    </style:style>
    <style:style style:name="Table1.A" style:family="table-column">
      <style:table-column-properties style:column-width="2.9083in"/>
    </style:style>
    <style:style style:name="Table1.B" style:family="table-column">
      <style:table-column-properties style:column-width="0.816in"/>
    </style:style>
    <style:style style:name="Table1.C" style:family="table-column">
      <style:table-column-properties style:column-width="2.6472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left="0.5pt solid #000000" fo:border-right="0.5pt solid #000000" fo:border-top="none" fo:border-bottom="none"/>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7.1618in" fo:margin-left="0.0722in" table:align="left"/>
    </style:style>
    <style:style style:name="Table2.A" style:family="table-column">
      <style:table-column-properties style:column-width="3.3681in"/>
    </style:style>
    <style:style style:name="Table2.B" style:family="table-column">
      <style:table-column-properties style:column-width="0.3736in"/>
    </style:style>
    <style:style style:name="Table2.C" style:family="table-column">
      <style:table-column-properties style:column-width="3.4201in"/>
    </style:style>
    <style:style style:name="Table2.A1" style:family="table-cell">
      <style:table-cell-properties fo:padding="0.0382in" fo:border-left="none" fo:border-right="none" fo:border-top="none" fo:border-bottom="0.05pt solid #000000"/>
    </style:style>
    <style:style style:name="Table2.B1" style:family="table-cell">
      <style:table-cell-properties fo:padding="0.0382in" fo:border="none"/>
    </style:style>
    <style:style style:name="Table2.A2" style:family="table-cell">
      <style:table-cell-properties fo:padding="0.0382in" fo:border-left="0.75pt solid #000000" fo:border-right="none" fo:border-top="none" fo:border-bottom="0.5pt solid #000000"/>
    </style:style>
    <style:style style:name="Table2.B2" style:family="table-cell">
      <style:table-cell-properties fo:padding="0.0382in" fo:border-left="0.75pt solid #000000" fo:border-right="none" fo:border-top="none" fo:border-bottom="none"/>
    </style:style>
    <style:style style:name="Table2.C2" style:family="table-cell">
      <style:table-cell-properties fo:padding="0.0382in" fo:border-left="0.75pt solid #000000" fo:border-right="0.75pt solid #000000" fo:border-top="none" fo:border-bottom="0.5pt solid #000000"/>
    </style:style>
    <style:style style:name="P1" style:family="paragraph" style:parent-style-name="Standard">
      <style:text-properties officeooo:paragraph-rsid="0016b7e9"/>
    </style:style>
    <style:style style:name="P2" style:family="paragraph" style:parent-style-name="Standard" style:list-style-name="L2">
      <style:text-properties officeooo:paragraph-rsid="0016b7e9"/>
    </style:style>
    <style:style style:name="P3" style:family="paragraph" style:parent-style-name="Standard" style:list-style-name="L2">
      <style:text-properties officeooo:paragraph-rsid="0020c630"/>
    </style:style>
    <style:style style:name="P4" style:family="paragraph" style:parent-style-name="Standard" style:list-style-name="L2">
      <style:text-properties officeooo:paragraph-rsid="0023dc6c"/>
    </style:style>
    <style:style style:name="P5" style:family="paragraph" style:parent-style-name="Standard">
      <style:text-properties officeooo:paragraph-rsid="001915f5"/>
    </style:style>
    <style:style style:name="P6" style:family="paragraph" style:parent-style-name="Standard">
      <style:text-properties officeooo:paragraph-rsid="00191e5e"/>
    </style:style>
    <style:style style:name="P7" style:family="paragraph" style:parent-style-name="Standard">
      <style:text-properties officeooo:paragraph-rsid="001af0e1"/>
    </style:style>
    <style:style style:name="P8" style:family="paragraph" style:parent-style-name="Standard">
      <style:paragraph-properties fo:break-before="page"/>
      <style:text-properties officeooo:paragraph-rsid="0020c630"/>
    </style:style>
    <style:style style:name="P9" style:family="paragraph" style:parent-style-name="Standard">
      <style:paragraph-properties fo:break-before="page"/>
      <style:text-properties officeooo:paragraph-rsid="0023dc6c"/>
    </style:style>
    <style:style style:name="P10" style:family="paragraph" style:parent-style-name="Standard">
      <style:text-properties officeooo:paragraph-rsid="0023dc6c"/>
    </style:style>
    <style:style style:name="P11"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paragraph-rsid="0023dc6c"/>
    </style:style>
    <style:style style:name="P12" style:family="paragraph" style:parent-style-name="Standard">
      <loext:graphic-properties draw:fill="none"/>
      <style:paragraph-properties fo:margin-left="0.5in" fo:margin-right="0in" fo:text-indent="0in" style:auto-text-indent="false" fo:background-color="transparent"/>
      <style:text-properties officeooo:paragraph-rsid="0023dc6c"/>
    </style:style>
    <style:style style:name="P13" style:family="paragraph" style:parent-style-name="Standard">
      <loext:graphic-properties draw:fill="none"/>
      <style:paragraph-properties fo:margin-left="0.5in" fo:margin-right="0in" fo:text-indent="0in" style:auto-text-indent="false" fo:background-color="transparent"/>
      <style:text-properties officeooo:rsid="002c8cfa" officeooo:paragraph-rsid="0034f5bd"/>
    </style:style>
    <style:style style:name="P14"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34f5bd" officeooo:paragraph-rsid="003721d3"/>
    </style:style>
    <style:style style:name="P15" style:family="paragraph" style:parent-style-name="Table_20_Contents">
      <style:paragraph-properties fo:text-align="center" style:justify-single-word="false"/>
      <style:text-properties fo:font-size="28pt" fo:font-style="normal" fo:font-weight="normal" officeooo:rsid="001737bb" officeooo:paragraph-rsid="001737bb" style:font-size-asian="28pt" style:font-style-asian="normal" style:font-weight-asian="normal" style:font-size-complex="28pt" style:font-style-complex="normal" style:font-weight-complex="normal"/>
    </style:style>
    <style:style style:name="P16" style:family="paragraph" style:parent-style-name="Table_20_Contents">
      <style:text-properties officeooo:rsid="001737bb" officeooo:paragraph-rsid="001737bb"/>
    </style:style>
    <style:style style:name="P17" style:family="paragraph" style:parent-style-name="Table_20_Contents">
      <style:text-properties officeooo:rsid="001737bb" officeooo:paragraph-rsid="001915f5"/>
    </style:style>
    <style:style style:name="P18" style:family="paragraph" style:parent-style-name="Table_20_Contents">
      <style:text-properties officeooo:rsid="001915f5" officeooo:paragraph-rsid="001915f5"/>
    </style:style>
    <style:style style:name="P19" style:family="paragraph" style:parent-style-name="Table_20_Contents">
      <style:text-properties officeooo:rsid="001915f5" officeooo:paragraph-rsid="001af0e1"/>
    </style:style>
    <style:style style:name="P20" style:family="paragraph" style:parent-style-name="Table_20_Contents">
      <style:text-properties officeooo:rsid="001915f5" officeooo:paragraph-rsid="0024157c"/>
    </style:style>
    <style:style style:name="P21" style:family="paragraph" style:parent-style-name="Table_20_Contents">
      <style:text-properties officeooo:paragraph-rsid="001915f5"/>
    </style:style>
    <style:style style:name="P22" style:family="paragraph" style:parent-style-name="Table_20_Contents">
      <style:text-properties officeooo:paragraph-rsid="00191e5e"/>
    </style:style>
    <style:style style:name="P23" style:family="paragraph" style:parent-style-name="Table_20_Contents">
      <style:text-properties officeooo:rsid="001af0e1" officeooo:paragraph-rsid="001af0e1"/>
    </style:style>
    <style:style style:name="P24" style:family="paragraph" style:parent-style-name="Table_20_Contents">
      <style:text-properties officeooo:rsid="001af0e1" officeooo:paragraph-rsid="001ca444"/>
    </style:style>
    <style:style style:name="P25" style:family="paragraph" style:parent-style-name="Table_20_Contents">
      <style:text-properties officeooo:rsid="001ca444" officeooo:paragraph-rsid="001ca444"/>
    </style:style>
    <style:style style:name="P26" style:family="paragraph" style:parent-style-name="Table_20_Contents">
      <style:text-properties officeooo:rsid="001ca444" officeooo:paragraph-rsid="001d72bf"/>
    </style:style>
    <style:style style:name="P27" style:family="paragraph" style:parent-style-name="Table_20_Contents">
      <style:text-properties officeooo:rsid="001ca444" officeooo:paragraph-rsid="0024157c"/>
    </style:style>
    <style:style style:name="P28" style:family="paragraph" style:parent-style-name="Table_20_Contents">
      <style:text-properties style:text-position="0% 100%" officeooo:rsid="001ca444" officeooo:paragraph-rsid="001ca444"/>
    </style:style>
    <style:style style:name="P29" style:family="paragraph" style:parent-style-name="Table_20_Contents">
      <style:text-properties style:text-position="0% 100%" officeooo:rsid="001ca444" officeooo:paragraph-rsid="0024157c"/>
    </style:style>
    <style:style style:name="P30" style:family="paragraph" style:parent-style-name="Table_20_Contents">
      <style:text-properties style:text-position="0% 100%" fo:font-weight="normal" officeooo:rsid="001ca444" officeooo:paragraph-rsid="001ca444" style:font-weight-asian="normal" style:font-weight-complex="normal"/>
    </style:style>
    <style:style style:name="P31" style:family="paragraph" style:parent-style-name="Table_20_Contents">
      <style:text-properties style:text-position="0% 100%" fo:font-weight="normal" officeooo:rsid="001ca444" officeooo:paragraph-rsid="0024157c" style:font-weight-asian="normal" style:font-weight-complex="normal"/>
    </style:style>
    <style:style style:name="P32" style:family="paragraph" style:parent-style-name="Table_20_Contents">
      <style:paragraph-properties fo:text-align="center" style:justify-single-word="false"/>
      <style:text-properties fo:font-size="18pt" officeooo:paragraph-rsid="00191e5e" style:font-size-asian="15.75pt" style:font-size-complex="18pt"/>
    </style:style>
    <style:style style:name="P33" style:family="paragraph" style:parent-style-name="Table_20_Contents">
      <style:paragraph-properties fo:text-align="center" style:justify-single-word="false"/>
      <style:text-properties fo:font-size="18pt" officeooo:paragraph-rsid="001ca444" style:font-size-asian="15.75pt" style:font-size-complex="18pt"/>
    </style:style>
    <style:style style:name="P34" style:family="paragraph" style:parent-style-name="Table_20_Contents">
      <style:paragraph-properties fo:text-align="center" style:justify-single-word="false"/>
      <style:text-properties fo:font-size="18pt" fo:font-style="normal" fo:font-weight="normal" officeooo:rsid="001737bb" officeooo:paragraph-rsid="00191e5e" style:font-size-asian="18pt" style:font-style-asian="normal" style:font-weight-asian="normal" style:font-size-complex="18pt" style:font-style-complex="normal" style:font-weight-complex="normal"/>
    </style:style>
    <style:style style:name="P35" style:family="paragraph" style:parent-style-name="Table_20_Contents">
      <style:paragraph-properties fo:text-align="center" style:justify-single-word="false"/>
      <style:text-properties fo:font-size="18pt" fo:font-style="normal" fo:font-weight="normal" officeooo:rsid="001737bb" officeooo:paragraph-rsid="001f031e" style:font-size-asian="18pt" style:font-style-asian="normal" style:font-weight-asian="normal" style:font-size-complex="18pt" style:font-style-complex="normal" style:font-weight-complex="normal"/>
    </style:style>
    <style:style style:name="P36" style:family="paragraph" style:parent-style-name="Table_20_Contents">
      <style:text-properties officeooo:rsid="001d72bf" officeooo:paragraph-rsid="001d72bf"/>
    </style:style>
    <style:style style:name="P37" style:family="paragraph" style:parent-style-name="Table_20_Contents">
      <style:text-properties officeooo:rsid="001d72bf" officeooo:paragraph-rsid="0024157c"/>
    </style:style>
    <style:style style:name="P38" style:family="paragraph" style:parent-style-name="Table_20_Contents">
      <style:text-properties officeooo:rsid="0026edd3" officeooo:paragraph-rsid="0026edd3"/>
    </style:style>
    <style:style style:name="T1" style:family="text">
      <style:text-properties officeooo:rsid="0016b7e9"/>
    </style:style>
    <style:style style:name="T2" style:family="text">
      <style:text-properties style:font-name="Liberation Serif" style:font-name-asian="Liberation Serif" style:font-name-complex="Liberation Serif"/>
    </style:style>
    <style:style style:name="T3" style:family="text">
      <style:text-properties officeooo:rsid="001915f5"/>
    </style:style>
    <style:style style:name="T4" style:family="text">
      <style:text-properties style:text-position="super 58%"/>
    </style:style>
    <style:style style:name="T5" style:family="text">
      <style:text-properties style:text-position="super 58%" officeooo:rsid="001ca444"/>
    </style:style>
    <style:style style:name="T6" style:family="text">
      <style:text-properties style:text-position="super 58%" officeooo:rsid="001d72bf"/>
    </style:style>
    <style:style style:name="T7" style:family="text">
      <style:text-properties style:text-position="sub 58%"/>
    </style:style>
    <style:style style:name="T8" style:family="text">
      <style:text-properties style:text-position="sub 58%" officeooo:rsid="001915f5"/>
    </style:style>
    <style:style style:name="T9" style:family="text">
      <style:text-properties style:text-position="sub 58%" officeooo:rsid="001aef34"/>
    </style:style>
    <style:style style:name="T10" style:family="text">
      <style:text-properties style:text-position="sub 58%" officeooo:rsid="001af0e1"/>
    </style:style>
    <style:style style:name="T11" style:family="text">
      <style:text-properties style:text-position="sub 58%" fo:font-weight="bold" officeooo:rsid="001af0e1" style:font-weight-asian="bold" style:font-weight-complex="bold"/>
    </style:style>
    <style:style style:name="T12" style:family="text">
      <style:text-properties style:text-position="sub 58%" officeooo:rsid="001ca444"/>
    </style:style>
    <style:style style:name="T13" style:family="text">
      <style:text-properties style:text-position="sub 58%" officeooo:rsid="001d72bf"/>
    </style:style>
    <style:style style:name="T14" style:family="text">
      <style:text-properties style:text-position="sub 58%" officeooo:rsid="0024157c"/>
    </style:style>
    <style:style style:name="T15" style:family="text">
      <style:text-properties style:text-position="sub 58%" officeooo:rsid="00242e3a"/>
    </style:style>
    <style:style style:name="T16" style:family="text">
      <style:text-properties style:text-position="0% 100%"/>
    </style:style>
    <style:style style:name="T17" style:family="text">
      <style:text-properties style:text-position="0% 100%" officeooo:rsid="001915f5"/>
    </style:style>
    <style:style style:name="T18" style:family="text">
      <style:text-properties style:text-position="0% 100%" officeooo:rsid="001aef34"/>
    </style:style>
    <style:style style:name="T19" style:family="text">
      <style:text-properties style:text-position="0% 100%" officeooo:rsid="001af0e1"/>
    </style:style>
    <style:style style:name="T20" style:family="text">
      <style:text-properties style:text-position="0% 100%" officeooo:rsid="001ca444"/>
    </style:style>
    <style:style style:name="T21" style:family="text">
      <style:text-properties style:text-position="0% 100%" officeooo:rsid="0024157c"/>
    </style:style>
    <style:style style:name="T22" style:family="text">
      <style:text-properties style:text-position="0% 100%" officeooo:rsid="00242e3a"/>
    </style:style>
    <style:style style:name="T23" style:family="text">
      <style:text-properties officeooo:rsid="001aef34"/>
    </style:style>
    <style:style style:name="T24" style:family="text">
      <style:text-properties officeooo:rsid="001af0e1"/>
    </style:style>
    <style:style style:name="T25" style:family="text">
      <style:text-properties fo:font-weight="bold" style:font-weight-asian="bold" style:font-weight-complex="bold"/>
    </style:style>
    <style:style style:name="T26" style:family="text">
      <style:text-properties officeooo:rsid="001ca444"/>
    </style:style>
    <style:style style:name="T27" style:family="text">
      <style:text-properties fo:font-weight="normal" style:font-weight-asian="normal" style:font-weight-complex="normal"/>
    </style:style>
    <style:style style:name="T28" style:family="text">
      <style:text-properties officeooo:rsid="001d72bf"/>
    </style:style>
    <style:style style:name="T29" style:family="text">
      <style:text-properties officeooo:rsid="001f2340"/>
    </style:style>
    <style:style style:name="T30" style:family="text">
      <style:text-properties officeooo:rsid="0023dc6c"/>
    </style:style>
    <style:style style:name="T31" style:family="text">
      <style:text-properties officeooo:rsid="0024157c"/>
    </style:style>
    <style:style style:name="T32" style:family="text">
      <style:text-properties officeooo:rsid="00242e3a"/>
    </style:style>
    <style:style style:name="T33" style:family="text">
      <style:text-properties officeooo:rsid="00259c7f"/>
    </style:style>
    <style:style style:name="T34" style:family="text">
      <style:text-properties officeooo:rsid="002c8cfa"/>
    </style:style>
    <style:style style:name="T35" style:family="text">
      <style:text-properties officeooo:rsid="002e6b46"/>
    </style:style>
    <style:style style:name="T36" style:family="text">
      <style:text-properties officeooo:rsid="002ff784"/>
    </style:style>
    <style:style style:name="T37" style:family="text">
      <style:text-properties officeooo:rsid="0030402c"/>
    </style:style>
    <style:style style:name="T38" style:family="text">
      <style:text-properties officeooo:rsid="003111c8"/>
    </style:style>
    <style:style style:name="T39" style:family="text">
      <style:text-properties officeooo:rsid="00333a36"/>
    </style:style>
    <style:style style:name="T40" style:family="text">
      <style:text-properties officeooo:rsid="003618cd"/>
    </style:style>
    <style:style style:name="T41" style:family="text">
      <style:text-properties officeooo:rsid="003721d3"/>
    </style:style>
    <style:style style:name="T42" style:family="text">
      <style:text-properties officeooo:rsid="0038676e"/>
    </style:style>
    <style:style style:name="T43" style:family="text">
      <style:text-properties officeooo:rsid="003944ca"/>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949663164" text:style-name="L2">
        <text:list-item>
          <text:p text:style-name="P2">Assume Alice and Bob both have a trusted, self-signed certificate C&lt;C&gt; for a certificate authority. Alice and Bob each have a certificate issued by C.(30pts)</text:p>
          <text:list>
            <text:list-item>
              <text:p text:style-name="P2">Diagram Bob's certificate assuming it's signed with RSA and a hash function, H().</text:p>
            </text:list-item>
          </text:list>
        </text:list-item>
      </text:list>
      <text:p text:style-name="P1"><text:tab/><text:tab/></text:p>
      <text:p text:style-name="P1"><text:tab/><text:span text:style-name="T1">C&lt;&lt; B &gt;&gt;</text:span><text:tab/></text:p>
      <table:table table:name="Table1" table:style-name="Table1">
        <table:table-column table:style-name="Table1.A"/>
        <table:table-column table:style-name="Table1.B"/>
        <table:table-column table:style-name="Table1.C"/>
        <table:table-row>
          <table:table-cell table:style-name="Table1.A1" office:value-type="string">
            <text:p text:style-name="P18">Bob’s Identifier/Name (B)</text:p>
          </table:table-cell>
          <table:table-cell table:style-name="Table1.B1" office:value-type="string">
            <text:p text:style-name="Table_20_Contents"/>
          </table:table-cell>
          <table:table-cell table:style-name="Table1.C1" office:value-type="string">
            <text:p text:style-name="P18">Bob’s Identifier/Name (B)</text:p>
          </table:table-cell>
        </table:table-row>
        <table:table-row>
          <table:table-cell table:style-name="Table1.A2" office:value-type="string">
            <text:p text:style-name="P16">Bob’s public key <text:span text:style-name="T3">(e</text:span><text:span text:style-name="T8">B, </text:span><text:span text:style-name="T17">n</text:span><text:span text:style-name="T8">B</text:span><text:span text:style-name="T3">)</text:span></text:p>
          </table:table-cell>
          <table:table-cell table:style-name="Table1.B1" table:number-rows-spanned="2" office:value-type="string">
            <text:p text:style-name="P15"><text:span text:style-name="T2">→</text:span></text:p>
          </table:table-cell>
          <table:table-cell table:style-name="Table1.C2" office:value-type="string">
            <text:p text:style-name="P17">Bob’s public key <text:span text:style-name="T3">(e</text:span><text:span text:style-name="T8">B, </text:span><text:span text:style-name="T17">n</text:span><text:span text:style-name="T8">B</text:span><text:span text:style-name="T3">)</text:span></text:p>
          </table:table-cell>
        </table:table-row>
        <table:table-row>
          <table:table-cell table:style-name="Table1.A2" office:value-type="string">
            <text:p text:style-name="P18">C’s Identifier/Name (C)</text:p>
          </table:table-cell>
          <table:covered-table-cell table:style-name="Table1.B1"/>
          <table:table-cell table:style-name="Table1.C2" office:value-type="string">
            <text:p text:style-name="P18">C’s Identifier/Name (C)</text:p>
          </table:table-cell>
        </table:table-row>
        <table:table-row>
          <table:table-cell table:style-name="Table1.A2" office:value-type="string">
            <text:p text:style-name="P21">sign (<text:span text:style-name="T3">B || e</text:span><text:span text:style-name="T8">B </text:span><text:span text:style-name="T17">|| n</text:span><text:span text:style-name="T8">B</text:span>, <text:span text:style-name="T3">C’s private key (d</text:span><text:span text:style-name="T8">C, </text:span><text:span text:style-name="T17">n</text:span><text:span text:style-name="T8">C</text:span>)<text:span text:style-name="T3">)</text:span> </text:p>
          </table:table-cell>
          <table:table-cell table:style-name="Table1.B1" office:value-type="string">
            <text:p text:style-name="Table_20_Contents"/>
          </table:table-cell>
          <table:table-cell table:style-name="Table1.C2" office:value-type="string">
            <text:p text:style-name="P18">H(B || e<text:span text:style-name="T7">B </text:span><text:span text:style-name="T16">|| n</text:span><text:span text:style-name="T7">B</text:span>)^<text:span text:style-name="T16">d</text:span><text:span text:style-name="T7">C</text:span><text:span text:style-name="T16"> mod n</text:span><text:span text:style-name="T7">C</text:span> </text:p>
          </table:table-cell>
        </table:table-row>
      </table:table>
      <text:p text:style-name="P1"/>
      <text:p text:style-name="P1"/>
      <text:list xml:id="list185302139950652" text:continue-numbering="true" text:style-name="L2">
        <text:list-item>
          <text:list>
            <text:list-item>
              <text:p text:style-name="P2">Extend the protocol for signed Diffie Hellman from class. <text:s/>Assume <text:span text:style-name="T3">A</text:span>lice and Bob have never interacted before. <text:s/>Show the mathematical form of RSA. You may use a hash function H().</text:p>
            </text:list-item>
          </text:list>
        </text:list-item>
      </text:list>
      <text:p text:style-name="P7"><text:tab/></text:p>
      <text:p text:style-name="P7"><text:span text:style-name="T23"><text:tab/>Alice Pubkey == (e</text:span><text:span text:style-name="T9">A</text:span><text:span text:style-name="T18">, n</text:span><text:span text:style-name="T9">A</text:span><text:span text:style-name="T18">)</text:span> <text:tab/><text:span text:style-name="T23">Alice Privkey == (d</text:span><text:span text:style-name="T9">A</text:span><text:span text:style-name="T18">, n</text:span><text:span text:style-name="T9">A</text:span><text:span text:style-name="T18">)</text:span> <text:tab/><text:span text:style-name="T24">H</text:span><text:span text:style-name="T10">A </text:span><text:span text:style-name="T19">== </text:span><text:span text:style-name="T17">H(</text:span><text:span text:style-name="T19">A</text:span><text:span text:style-name="T17"> || e</text:span><text:span text:style-name="T10">A </text:span><text:span text:style-name="T17">|| n</text:span><text:span text:style-name="T10">A</text:span><text:span text:style-name="T17">)</text:span></text:p>
      <text:p text:style-name="P7"><text:tab/><text:span text:style-name="T23">Bob Pubkey == (e</text:span><text:span text:style-name="T9">B</text:span><text:span text:style-name="T18">, n</text:span><text:span text:style-name="T9">B</text:span><text:span text:style-name="T18">)</text:span> <text:tab/><text:span text:style-name="T23">Bob Privkey == (e</text:span><text:span text:style-name="T9">B</text:span><text:span text:style-name="T18">, n</text:span><text:span text:style-name="T9">B</text:span><text:span text:style-name="T18">)</text:span> <text:tab/><text:span text:style-name="T24">H</text:span><text:span text:style-name="T11">B</text:span><text:span text:style-name="T10"> </text:span><text:span text:style-name="T19">== </text:span><text:span text:style-name="T17">H(B || e</text:span><text:span text:style-name="T8">B </text:span><text:span text:style-name="T17">|| n</text:span><text:span text:style-name="T8">B</text:span><text:span text:style-name="T17">)</text:span></text:p>
      <text:p text:style-name="P5"><text:tab/></text:p>
      <text:p text:style-name="P6"><text:s text:c="4"/></text:p>
      <table:table table:name="Table2" table:style-name="Table2">
        <table:table-column table:style-name="Table2.A"/>
        <table:table-column table:style-name="Table2.B"/>
        <table:table-column table:style-name="Table2.C"/>
        <table:table-row>
          <table:table-cell table:style-name="Table2.A1" office:value-type="string">
            <text:p text:style-name="P23">Alice</text:p>
          </table:table-cell>
          <table:table-cell table:style-name="Table2.B1" office:value-type="string">
            <text:p text:style-name="P22"/>
          </table:table-cell>
          <table:table-cell table:style-name="Table2.A1" office:value-type="string">
            <text:p text:style-name="P23">Bob</text:p>
          </table:table-cell>
        </table:table-row>
        <table:table-row>
          <table:table-cell table:style-name="Table2.A2" office:value-type="string">
            <text:p text:style-name="P23">Sends C &lt;&lt; A &gt;&gt; (Like above <text:span text:style-name="T29">question</text:span>)</text:p>
          </table:table-cell>
          <table:table-cell table:style-name="Table2.B2" office:value-type="string">
            <text:p text:style-name="P32">→ </text:p>
          </table:table-cell>
          <table:table-cell table:style-name="Table2.C2" office:value-type="string">
            <text:p text:style-name="P23">Verifies certificate </text:p>
            <text:p text:style-name="P19"><text:span text:style-name="T26">Decrypt signature:</text:span> <text:span text:style-name="T26">(H</text:span><text:span text:style-name="T12">A</text:span><text:span text:style-name="T20">^d</text:span><text:span text:style-name="T12">C</text:span><text:span text:style-name="T20"> mod n</text:span><text:span text:style-name="T12">C</text:span><text:span text:style-name="T20">) ^ e</text:span><text:span text:style-name="T12">C </text:span><text:span text:style-name="T20">mod n</text:span><text:span text:style-name="T12">C</text:span></text:p>
            <text:p text:style-name="P28">Compare result to H( <text:span text:style-name="T24">A</text:span><text:span text:style-name="T3"> || e</text:span><text:span text:style-name="T10">A </text:span><text:span text:style-name="T3">|| n</text:span><text:span text:style-name="T10">A</text:span><text:span text:style-name="T25">) </text:span><text:span text:style-name="T27">(if not eq stop)</text:span></text:p>
            <text:p text:style-name="P30">Now has Alice’s pubkey (<text:span text:style-name="T3">e</text:span><text:span text:style-name="T10">A</text:span><text:span text:style-name="T24">,</text:span><text:span text:style-name="T3"> n</text:span><text:span text:style-name="T10">A</text:span>)</text:p>
          </table:table-cell>
        </table:table-row>
        <table:table-row>
          <table:table-cell table:style-name="Table2.A2" office:value-type="string">
            <text:p text:style-name="P25">Generates <text:span text:style-name="T31">nonce R</text:span><text:span text:style-name="T14">A</text:span><text:span text:style-name="T30">,</text:span> <text:span text:style-name="T31">random </text:span><text:span text:style-name="T28">X</text:span>, prime p, and generator g</text:p>
            <text:p text:style-name="P25">Send g, p, and g<text:span text:style-name="T4">X</text:span><text:span text:style-name="T16"> mod p, </text:span><text:span text:style-name="T21">R</text:span><text:span text:style-name="T14">A</text:span></text:p>
            <text:p text:style-name="P27"><text:tab/>H(<text:span text:style-name="T21">R</text:span><text:span text:style-name="T14">A</text:span><text:span text:style-name="T30"> || </text:span>g || p || g<text:span text:style-name="T4">X</text:span><text:span text:style-name="T16"> mod p)^d</text:span><text:span text:style-name="T7">A</text:span><text:span text:style-name="T16"> mod n</text:span><text:span text:style-name="T7">A </text:span></text:p>
          </table:table-cell>
          <table:table-cell table:style-name="Table2.B2" office:value-type="string">
            <text:p text:style-name="P33">→</text:p>
          </table:table-cell>
          <table:table-cell table:style-name="Table2.C2" office:value-type="string">
            <text:p text:style-name="P25">Verifies Key exchange parameters</text:p>
            <text:p text:style-name="P20"><text:span text:style-name="T26">Decrypt sign:</text:span> <text:span text:style-name="T26">(</text:span><text:span text:style-name="T20">H(</text:span><text:span text:style-name="T21">R</text:span><text:span text:style-name="T14">A </text:span><text:span text:style-name="T21">|| </text:span><text:span text:style-name="T20">g || p || g</text:span><text:span text:style-name="T5">X</text:span><text:span text:style-name="T20"> mod p)^d</text:span><text:span text:style-name="T12">A</text:span><text:span text:style-name="T20"> mod n</text:span><text:span text:style-name="T12">A</text:span><text:span text:style-name="T20">) ^ e</text:span><text:span text:style-name="T12">A </text:span><text:span text:style-name="T20">mod n</text:span><text:span text:style-name="T12">A</text:span></text:p>
            <text:p text:style-name="P29">Compare result to H(<text:span text:style-name="T31">R</text:span><text:span text:style-name="T14">A </text:span><text:span text:style-name="T31">|| </text:span>g || p || g<text:span text:style-name="T4">X</text:span> mod p)<text:span text:style-name="T27"> (if not eq stop)</text:span></text:p>
            <text:p text:style-name="P31">Has key exchange params (<text:span text:style-name="T31">R</text:span><text:span text:style-name="T14">B</text:span><text:span text:style-name="T31">, </text:span>g, p, and g<text:span text:style-name="T4">X</text:span>mod p)</text:p>
          </table:table-cell>
        </table:table-row>
        <table:table-row>
          <table:table-cell table:style-name="Table2.A2" office:value-type="string">
            <text:p text:style-name="P23">Verifies certificate </text:p>
            <text:p text:style-name="P19"><text:span text:style-name="T26">Decrypt signature:</text:span> <text:span text:style-name="T26">(H</text:span><text:span text:style-name="T12">B</text:span><text:span text:style-name="T20">^d</text:span><text:span text:style-name="T12">C</text:span><text:span text:style-name="T20"> mod n</text:span><text:span text:style-name="T12">C</text:span><text:span text:style-name="T20">) ^ e</text:span><text:span text:style-name="T12">C </text:span><text:span text:style-name="T20">mod n</text:span><text:span text:style-name="T12">C</text:span></text:p>
            <text:p text:style-name="P28">Compare result to H( B<text:span text:style-name="T3"> || e</text:span><text:span text:style-name="T7">B</text:span><text:span text:style-name="T10"> </text:span><text:span text:style-name="T3">|| n</text:span><text:span text:style-name="T7">B</text:span><text:span text:style-name="T27">) (if not eq stop)</text:span></text:p>
            <text:p text:style-name="P30">Now has Bob’s pubkey (<text:span text:style-name="T3">e</text:span><text:span text:style-name="T7">B</text:span><text:span text:style-name="T24">,</text:span><text:span text:style-name="T3"> n</text:span><text:span text:style-name="T7">B</text:span>)</text:p>
          </table:table-cell>
          <table:table-cell table:style-name="Table2.B2" office:value-type="string">
            <text:p text:style-name="P34"><text:span text:style-name="T2">← </text:span></text:p>
          </table:table-cell>
          <table:table-cell table:style-name="Table2.C2" office:value-type="string">
            <text:p text:style-name="P24">Sends C &lt;&lt; <text:span text:style-name="T26">B</text:span> &gt;&gt; (Like above <text:span text:style-name="T29">question</text:span>)</text:p>
          </table:table-cell>
        </table:table-row>
        <table:table-row>
          <table:table-cell table:style-name="Table2.A2" office:value-type="string">
            <text:p text:style-name="P25">Verifies Key exchange parameters</text:p>
            <text:p text:style-name="P20"><text:span text:style-name="T26">Decrypt sign:</text:span> <text:span text:style-name="T26">(</text:span><text:span text:style-name="T20">H(</text:span><text:span text:style-name="T21">R</text:span><text:span text:style-name="T14">B </text:span><text:span text:style-name="T21">|| </text:span><text:span text:style-name="T20">g</text:span><text:span text:style-name="T6">Y</text:span><text:span text:style-name="T20"> mod p)^d</text:span><text:span text:style-name="T13">B</text:span><text:span text:style-name="T20"> mod n</text:span><text:span text:style-name="T13">B</text:span><text:span text:style-name="T20">) ^ e</text:span><text:span text:style-name="T13">B</text:span><text:span text:style-name="T12"> </text:span><text:span text:style-name="T20">mod n</text:span><text:span text:style-name="T13">B</text:span></text:p>
            <text:p text:style-name="P29">Compare result to H(<text:span text:style-name="T31">R</text:span><text:span text:style-name="T14">B </text:span><text:span text:style-name="T31">|| </text:span>g<text:span text:style-name="T6">Y</text:span> mod p)<text:span text:style-name="T27"> (if not eq stop)</text:span></text:p>
            <text:p text:style-name="P31">Has key exchange params (<text:span text:style-name="T31">R</text:span><text:span text:style-name="T14">B</text:span>, g<text:span text:style-name="T6">Y</text:span> mod p)</text:p>
          </table:table-cell>
          <table:table-cell table:style-name="Table2.B2" office:value-type="string">
            <text:p text:style-name="P35"><text:span text:style-name="T2">←</text:span></text:p>
          </table:table-cell>
          <table:table-cell table:style-name="Table2.C2" office:value-type="string">
            <text:p text:style-name="P36">Generates <text:span text:style-name="T31">nonce R</text:span><text:span text:style-name="T14">B</text:span><text:span text:style-name="T21"> and</text:span><text:span text:style-name="T16"> </text:span>random Y</text:p>
            <text:p text:style-name="P26">Send <text:span text:style-name="T32">R</text:span><text:span text:style-name="T15">B</text:span><text:span text:style-name="T22">,</text:span><text:span text:style-name="T32"> </text:span>g<text:span text:style-name="T6">Y</text:span><text:span text:style-name="T16"> mod p,</text:span></text:p>
            <text:p text:style-name="P37"><text:span text:style-name="T26"><text:tab/>H(</text:span><text:span text:style-name="T21">R</text:span><text:span text:style-name="T14">B </text:span><text:span text:style-name="T21">|| </text:span><text:span text:style-name="T26">g</text:span><text:span text:style-name="T4">Y</text:span><text:span text:style-name="T20"> mod p)^d</text:span><text:span text:style-name="T7">B</text:span><text:span text:style-name="T20"> mod n</text:span><text:span text:style-name="T7">B</text:span><text:span text:style-name="T12"> </text:span><text:s/></text:p>
          </table:table-cell>
        </table:table-row>
        <table:table-row>
          <table:table-cell table:style-name="Table2.A2" office:value-type="string">
            <text:p text:style-name="P36"><text:span text:style-name="T33">Ge</text:span>t<text:span text:style-name="T33">s</text:span> <text:span text:style-name="T33">shared </text:span>secret key == (g<text:span text:style-name="T4">Y</text:span><text:span text:style-name="T16"> mod p) </text:span><text:span text:style-name="T4">X </text:span><text:span text:style-name="T16">mod p</text:span></text:p>
            <text:p text:style-name="P38">Can generated session key(s) using shared key and nonces</text:p>
          </table:table-cell>
          <table:table-cell table:style-name="Table2.B2" office:value-type="string">
            <text:p text:style-name="P34"/>
          </table:table-cell>
          <table:table-cell table:style-name="Table2.C2" office:value-type="string">
            <text:p text:style-name="P36"><text:span text:style-name="T33">G</text:span>et<text:span text:style-name="T33">s</text:span> <text:span text:style-name="T33">shared </text:span>secret key == (g<text:span text:style-name="T4">X</text:span><text:span text:style-name="T16"> mod p) Y</text:span><text:span text:style-name="T4"> </text:span><text:span text:style-name="T16">mod p</text:span></text:p>
            <text:p text:style-name="P38">Can generated session key(s) using shared key and nonces</text:p>
          </table:table-cell>
        </table:table-row>
      </table:table>
      <text:p text:style-name="P8"/>
      <text:list xml:id="list185302634016757" text:continue-numbering="true" text:style-name="L2">
        <text:list-item>
          <text:p text:style-name="P3">Listen to The Changelog Podcast that featured Let's Encrypt. Links to an external site.(50pts)</text:p>
          <text:list>
            <text:list-item>
              <text:p text:style-name="P3">What's the goal of the Let's Encrypt project and how has it succeeded?</text:p>
              <text:p text:style-name="P3"/>
            </text:list-item>
            <text:list-item>
              <text:p text:style-name="P3">Refer to the Let's Encrypt chain of trust.Links to an external site. <text:s/>According to the podcast and consulting the web page, if you visit a site named foo.com that currently uses a Let's Encrypt certificate, <text:s/>give the list of certificates in the chain of trust that are used by the browser. Use the format we use in class (e.g. A &lt;&lt;B&gt;&gt;), one certificate per line starting with the root of trust. <text:s/>Include the Self Signed Certificate on the first line.</text:p>
              <text:p text:style-name="P3"/>
            </text:list-item>
            <text:list-item>
              <text:p text:style-name="P3">According to the podcast in the near future, Let's Encrypt hopes to change how it will be handling the root of its chain of trust. <text:s/>What's happening to force this change? <text:s/>Go to letsencrypt.org and look at the chain of trust by examining the certificates used by the browser. <text:s/>When did let's encrypt need to make these changes by?</text:p>
              <text:p text:style-name="P3"/>
            </text:list-item>
            <text:list-item>
              <text:p text:style-name="P3">When #3 happens, what is Let's encrypt hoping for and what will be the new chain of trust for foo.com be?</text:p>
              <text:p text:style-name="P3"/>
            </text:list-item>
            <text:list-item>
              <text:p text:style-name="P3">The guest of the podcast says that it's not important for the URL to be displayed in the browser. How does this conflict with how we describe using certificates in class and what is the danger in that?</text:p>
            </text:list-item>
          </text:list>
        </text:list-item>
      </text:list>
      <text:p text:style-name="Standard"/>
      <text:p text:style-name="P9"/>
      <text:list xml:id="list185303118287962" text:continue-numbering="true" text:style-name="L2">
        <text:list-item>
          <text:p text:style-name="P4">Assume that a spy agency is collecting huge amounts of TLS transmissions by eavesdropping on networks serving google.com. Also, assume an agency operative learns the RSA private key used by google 10 years in the future. (20 pts) Contrast the impact on those recorded TLS data between two options. How would a successful attack work?</text:p>
          <text:list>
            <text:list-header>
              <text:p text:style-name="P4"/>
            </text:list-header>
            <text:list-item>
              <text:p text:style-name="P4">TLS key exchange using 4096 bit Diffie Hellman signed with the RSA private key as shown in class.</text:p>
            </text:list-item>
          </text:list>
        </text:list-item>
      </text:list>
      <text:p text:style-name="P10"><text:tab/><text:tab/></text:p>
      <text:p text:style-name="P11"><text:span text:style-name="T34">This method generates a unique session key only know to both machines in which an eavesdropper cannot learn the complete information to generate the session key. The RSA keys are used purely to sign the key exchange messages </text:span><text:span text:style-name="T35">to confirm the identity of google to thoses connecting to the website</text:span><text:span text:style-name="T34">. This means that the agency cannot decrypt the messages that they have gathered </text:span><text:span text:style-name="T36">cannot be decrypted by just learning the RSA key </text:span><text:span text:style-name="T37">they use for their identity</text:span><text:span text:style-name="T34">. </text:span></text:p>
      <text:p text:style-name="P12"/>
      <text:p text:style-name="P13">However, <text:span text:style-name="T38">the agency could (if the key is still current, </text:span><text:span text:style-name="T39">likely not if it has been 10 years</text:span><text:span text:style-name="T38">) pose as google.com and act as a MitM. This is because they can sign messages as if they are google.com utilizing the private key they gained access to. </text:span><text:span text:style-name="T39">This will only be allow for as long as the key remains valid or isn’t revoked.</text:span></text:p>
      <text:p text:style-name="P10"/>
      <text:list xml:id="list185302645227003" text:continue-numbering="true" text:style-name="L2">
        <text:list-item>
          <text:list>
            <text:list-item>
              <text:p text:style-name="P4">A TLS key exchange where the client generates the PMS, encrypts it with RSA, and sends it to server.</text:p>
            </text:list-item>
          </text:list>
        </text:list-item>
      </text:list>
      <text:p text:style-name="P10"/>
      <text:p text:style-name="P14">This method the client connecting to google.com encrypts a key that is used for the encryption of data between the two devices. This is encrypted utilizing google’s public key and sent across the internet and would be captured by the agency. Since they have the private key for google, they can decrypt the encryption key and be able to <text:span text:style-name="T40">read all messages for that session. </text:span><text:span text:style-name="T41">They can then decrypt every session for that utilizes this method for sharing an encryption key </text:span><text:span text:style-name="T42">and is using the public key corresponding to the private key they obtained</text:span><text:span text:style-name="T41">. </text:span><text:span text:style-name="T42">As well, like with DH, they could also pose as google.</text:span><text:span text:style-name="T43">com</text:span><text:span text:style-name="T42"> and sign messages as them. </text:span><text:span text:style-name="T41"><text:s/></text:span><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9T12:28:50.438817378</meta:creation-date>
    <dc:date>2022-11-09T15:15:19.390079140</dc:date>
    <meta:editing-duration>PT2H46M14S</meta:editing-duration>
    <meta:editing-cycles>32</meta:editing-cycles>
    <meta:generator>LibreOffice/7.4.2.3$FreeBSD_X86_64 LibreOffice_project/40$Build-3</meta:generator>
    <meta:document-statistic meta:table-count="2" meta:image-count="0" meta:object-count="0" meta:page-count="3" meta:paragraph-count="66" meta:word-count="977" meta:character-count="5182" meta:non-whitespace-character-count="4237"/>
  </office:meta>
</office:document-meta>
</file>